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00" draw:fill-image-width="0cm" draw:fill-image-height="0cm"/>
    </style:style>
    <style:style style:name="gr1" style:family="graphic" style:parent-style-name="standard">
      <style:graphic-properties draw:stroke="none" draw:fill="solid" draw:fill-color="#00dcff" draw:textarea-horizontal-align="justify" draw:textarea-vertical-align="middle" draw:auto-grow-height="false" fo:min-height="16.417cm" fo:min-width="24.5cm"/>
    </style:style>
    <style:style style:name="gr2" style:family="graphic" style:parent-style-name="standard">
      <style:graphic-properties draw:stroke="none" svg:stroke-width="0.353cm" svg:stroke-color="#a7074b" draw:marker-start-width="0.727cm" draw:marker-end-width="0.727cm" svg:stroke-opacity="100%" draw:fill="solid" draw:fill-color="#000000" draw:textarea-horizontal-align="justify" draw:textarea-vertical-align="middle" draw:auto-grow-height="false" fo:min-height="5.75cm" fo:min-width="7.5cm" fo:padding-top="0.299cm" fo:padding-bottom="0.299cm" fo:padding-left="0.424cm" fo:padding-right="0.424cm"/>
    </style:style>
    <style:style style:name="gr3" style:family="graphic" style:parent-style-name="standard">
      <style:graphic-properties draw:stroke="none" svg:stroke-width="0.353cm" svg:stroke-color="#a7074b" draw:marker-start-width="0.727cm" draw:marker-end-width="0.727cm" draw:fill-color="#000000" draw:textarea-horizontal-align="justify" draw:textarea-vertical-align="middle" draw:auto-grow-height="false" fo:min-height="0.75cm" fo:min-width="15.5cm" fo:padding-top="0.299cm" fo:padding-bottom="0.299cm" fo:padding-left="0.424cm" fo:padding-right="0.424cm"/>
    </style:style>
    <style:style style:name="P1" style:family="paragraph">
      <loext:graphic-properties draw:fill="solid" draw:fill-color="#00dc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0cm" svg:height="50cm" svg:x="0.056cm" svg:y="0.08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2" draw:text-style-name="P2" draw:layer="layout" svg:width="15.999cm" svg:height="15.999cm" svg:x="8.045cm" svg:y="34.3cm" svg:viewBox="0 0 16000 16000" draw:points="4000,7000 4000,1000 5000,1000 5000,0 11000,0 11000,1000 12000,1000 12000,7000 11000,7000 11000,8000 10000,8000 10000,10000 12000,10000 12000,11000 15000,11000 15000,12000 16000,12000 16000,16000 15000,16000 1000,16000 0,16000 0,12000 1000,12000 1000,11000 4000,11000 4000,10000 6000,10000 6000,8000 5000,8000 5000,7000">
          <text:p/>
        </draw:polygon>
        <draw:polygon draw:style-name="gr2" draw:text-style-name="P2" draw:layer="layout" svg:width="15.999cm" svg:height="15.999cm" svg:x="25.645cm" svg:y="34.3cm" svg:viewBox="0 0 16000 16000" draw:points="4000,7000 4000,1000 5000,1000 5000,0 11000,0 11000,1000 12000,1000 12000,7000 11000,7000 11000,8000 10000,8000 10000,10000 12000,10000 12000,11000 15000,11000 15000,12000 16000,12000 16000,16000 15000,16000 1000,16000 0,16000 0,12000 1000,12000 1000,11000 4000,11000 4000,10000 6000,10000 6000,8000 5000,8000 5000,7000">
          <text:p/>
        </draw:polygon>
        <draw:path draw:style-name="gr3" draw:text-style-name="P3" draw:layer="layout" svg:width="12.798cm" svg:height="12.798cm" svg:x="18.434cm" svg:y="17.234cm" svg:viewBox="0 0 12799 12799" svg:d="M0 0h800 11199 800v800 5600 799h-800-4000v800h-3199v-800h-4000-800v-799-5600zM800 800v5600h4000 3199 4000v-5600zM1600 2400v-800h4800v800zM2400 4000v-800h3200v800zM6400 4000v-800h2399v800zM1600 5600v-800h1600v800zM4000 5600v-800h1600v800zM6400 5600v-800h1599v800zM7199 2400v-800h800v800zM10399 5600v-800h800v800zM10399 3200v-1600h800v1600zM1600 11999v-800h800v800h800v-800h800v800h800v-800h800v800h800v-800h799v800h800v-800h800v800h800v-800h800v800h800v-800h-800v-800h800v-800h800v800 800h800v800 800h-1600-800-800-800-800-800-799-800-800-800-800-800-800-800-800v-800-800h800v800zM800 11199v-800-800h800v-800h800 800 800 800 800 800 799 800 800 800 800 800v800h-800v800h-800v-800h-800v800h-800v-800h-800v800h-799v-800h-800v800h-800v-800h-800v800h-800v-800h-800v800h-800v800zM2400 11199v-800h800v800zM4000 11199v-800h800v800zM5600 11199v-800h800v800zM7199 11199v-800h800v800zM8799 11199v-800h800v8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50cm" fo:page-height="50cm" style:print-orientation="portrait"/>
    </style:page-layout>
    <style:style style:name="Mdp1" style:family="drawing-page">
      <style:drawing-page-properties draw:background-size="border" draw:fill="solid" draw:fill-color="#ffff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ian </meta:initial-creator>
    <meta:creation-date>2017-04-04T17:30:26</meta:creation-date>
    <dc:date>2019-01-12T14:04:21.642655509</dc:date>
    <meta:editing-duration>PT40M34S</meta:editing-duration>
    <meta:editing-cycles>6</meta:editing-cycles>
    <meta:generator>LibreOffice/6.1.4.2$Linux_X86_64 LibreOffice_project/10$Build-2</meta:generator>
    <meta:document-statistic meta:object-count="4"/>
  </office:meta>
</office:document-meta>
</file>